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22145"/>
    </style:style>
    <style:style style:name="P2" style:family="paragraph" style:parent-style-name="Title">
      <style:paragraph-properties fo:text-align="center" style:justify-single-word="false"/>
      <style:text-properties officeooo:rsid="001353e6" officeooo:paragraph-rsid="001353e6"/>
    </style:style>
    <style:style style:name="P3" style:family="paragraph" style:parent-style-name="Text_20_body" style:list-style-name="L1">
      <style:text-properties officeooo:rsid="001353e6" officeooo:paragraph-rsid="001353e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officeooo:rsid="001353e6" officeooo:paragraph-rsid="001353e6"/>
    </style:style>
    <style:style style:name="P7" style:family="paragraph" style:parent-style-name="Heading_20_1">
      <style:paragraph-properties fo:break-before="page">
        <style:tab-stops>
          <style:tab-stop style:position="7.5in"/>
        </style:tab-stops>
      </style:paragraph-properties>
      <style:text-properties style:text-underline-style="solid" style:text-underline-width="auto" style:text-underline-color="font-color" officeooo:rsid="001353e6" officeooo:paragraph-rsid="001353e6"/>
    </style:style>
    <style:style style:name="P8" style:family="paragraph" style:parent-style-name="Heading_20_1">
      <style:paragraph-properties fo:break-before="page">
        <style:tab-stops>
          <style:tab-stop style:position="7.5in"/>
        </style:tab-stops>
      </style:paragraph-properties>
      <style:text-properties style:text-underline-style="solid" style:text-underline-width="auto" style:text-underline-color="font-color" officeooo:rsid="001353e6" officeooo:paragraph-rsid="001353e6"/>
    </style:style>
    <style:style style:name="P9" style:family="paragraph" style:parent-style-name="Subtitle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J. Robert Jamerson</text:p>
      <text:p text:style-name="P2">Memorial Library</text:p>
      <text:p text:style-name="P9"/>
      <text:p text:style-name="P9">Training Manual</text:p>
      <text:p text:style-name="P4"/>
      <text:p text:style-name="P6">Ryan Higginbotham, Director</text:p>
      <text:p text:style-name="P5">May 2019</text:p>
      <text:h text:style-name="P7" text:outline-level="1">Table of contents<text:tab/></text:h>
      <text:list xml:id="list3358262262" text:style-name="L1">
        <text:list-item>
          <text:p text:style-name="P3">Circulation Desk</text:p>
          <text:list>
            <text:list-item>
              <text:p text:style-name="P3">Working at the desk</text:p>
              <text:list>
                <text:list-item>
                  <text:p text:style-name="P3">Checking in/out</text:p>
                  <text:list>
                    <text:list-item>
                      <text:p text:style-name="P3">Force checkout</text:p>
                    </text:list-item>
                  </text:list>
                </text:list-item>
                <text:list-item>
                  <text:p text:style-name="P3">Borrowers</text:p>
                  <text:list>
                    <text:list-item>
                      <text:p text:style-name="P3">Edit</text:p>
                    </text:list-item>
                  </text:list>
                </text:list-item>
                <text:list-item>
                  <text:p text:style-name="P3">Holds - Place/modify</text:p>
                </text:list-item>
                <text:list-item>
                  <text:p text:style-name="P3">Edit catalog</text:p>
                </text:list-item>
                <text:list-item>
                  <text:p text:style-name="P3">Fines/fees</text:p>
                </text:list-item>
                <text:list-item>
                  <text:p text:style-name="P3">Label creator</text:p>
                </text:list-item>
              </text:list>
            </text:list-item>
            <text:list-item>
              <text:p text:style-name="P3">Cleaning up the desk</text:p>
            </text:list-item>
          </text:list>
        </text:list-item>
        <text:list-item>
          <text:p text:style-name="P3">JNF/children’s area</text:p>
          <text:list>
            <text:list-item>
              <text:p text:style-name="P3"/>
            </text:list-item>
          </text:list>
        </text:list-item>
        <text:list-item>
          <text:p text:style-name="P3">Conference room</text:p>
          <text:list>
            <text:list-item>
              <text:p text:style-name="P3"/>
            </text:list-item>
          </text:list>
        </text:list-item>
        <text:list-item>
          <text:p text:style-name="P3">Computer/Magazine area</text:p>
          <text:list>
            <text:list-item>
              <text:p text:style-name="P3"/>
            </text:list-item>
          </text:list>
        </text:list-item>
        <text:list-item>
          <text:p text:style-name="P3">Video/Non-fiction/Ref area</text:p>
          <text:list>
            <text:list-item>
              <text:p text:style-name="P3"/>
            </text:list-item>
          </text:list>
        </text:list-item>
        <text:list-item>
          <text:p text:style-name="P3">JF/YA area</text:p>
          <text:list>
            <text:list-item>
              <text:p text:style-name="P3"/>
            </text:list-item>
          </text:list>
        </text:list-item>
        <text:list-item>
          <text:p text:style-name="P3">PBK/Fiction/Biography area</text:p>
          <text:list>
            <text:list-item>
              <text:p text:style-name="P3"/>
            </text:list-item>
          </text:list>
        </text:list-item>
      </text:list>
      <text:h text:style-name="P7" text:outline-level="1">Section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in" fo:margin-right="0in" fo:margin-top="0.0598in" fo:margin-bottom="0.0402in" loext:contextual-spacing="false" fo:text-indent="0in" style:auto-text-indent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in" loext:contextual-spacing="false" fo:line-height="115%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left="0in" fo:margin-right="0in" fo:margin-top="0.05in" fo:margin-bottom="0.0299in" loext:contextual-spacing="false" fo:text-align="start" style:justify-single-word="false" fo:text-indent="0in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in" fo:margin-right="0in" fo:margin-top="0.0201in" fo:margin-bottom="0.0299in" loext:contextual-spacing="false" fo:text-align="start" style:justify-single-word="false" fo:text-indent="0in" style:auto-text-indent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799in" fo:margin-bottom="0.0402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0701in" fo:margin-bottom="0.0402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in" fo:margin-bottom="0.0402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5in" fo:margin-bottom="0.0402in" loext:contextual-spacing="false" fo:text-indent="0in" style:auto-text-indent="fals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22145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1:54:24.255498930</meta:creation-date>
    <dc:title>defaultDocument</dc:title>
    <meta:editing-duration>PT17S</meta:editing-duration>
    <meta:editing-cycles>2</meta:editing-cycles>
    <meta:generator>LibreOffice/6.2.3.2$Linux_X86_64 LibreOffice_project/20$Build-2</meta:generator>
    <meta:initial-creator>director </meta:initial-creator>
    <dc:date>2019-05-20T12:11:11.549312595</dc:date>
    <dc:creator>director </dc:creator>
    <meta:document-statistic meta:table-count="0" meta:image-count="0" meta:object-count="0" meta:page-count="3" meta:paragraph-count="30" meta:word-count="75" meta:character-count="426" meta:non-whitespace-character-count="396"/>
    <meta:template xlink:type="simple" xlink:actuate="onRequest" xlink:title="defaultDocument" xlink:href="../../../Templates/Styles/defaultDocument1.ott" meta:date="2019-05-20T11:54:23.898839932"/>
  </office:meta>
</office:document-meta>
</file>